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2.444cm" svg:height="12.624cm" svg:x="7.425cm" svg:y="0.79cm">
            <draw:object draw:notify-on-update-of-ranges="Sheet1.A1:Sheet1.A38 Sheet1.B1:Sheet1.B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B$1:.B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$1:.B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$1:.B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B$1:.B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B$1:.B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B$1:.B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44" calcext:value-type="float">
            <text:p>1944</text:p>
          </table:table-cell>
          <table:table-cell table:formula="of:=SUM([.B$1:.B7])" office:value-type="float" office:value="1944" calcext:value-type="float">
            <text:p>19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6" calcext:value-type="float">
            <text:p>166</text:p>
          </table:table-cell>
          <table:table-cell table:formula="of:=SUM([.B$1:.B8])" office:value-type="float" office:value="2110" calcext:value-type="float">
            <text:p>21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09" calcext:value-type="float">
            <text:p>3309</text:p>
          </table:table-cell>
          <table:table-cell table:formula="of:=SUM([.B$1:.B9])" office:value-type="float" office:value="5419" calcext:value-type="float">
            <text:p>54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147" calcext:value-type="float">
            <text:p>27147</text:p>
          </table:table-cell>
          <table:table-cell table:formula="of:=SUM([.B$1:.B10])" office:value-type="float" office:value="32566" calcext:value-type="float">
            <text:p>325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225" calcext:value-type="float">
            <text:p>26225</text:p>
          </table:table-cell>
          <table:table-cell table:formula="of:=SUM([.B$1:.B11])" office:value-type="float" office:value="58791" calcext:value-type="float">
            <text:p>587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61" calcext:value-type="float">
            <text:p>861</text:p>
          </table:table-cell>
          <table:table-cell table:formula="of:=SUM([.B$1:.B12])" office:value-type="float" office:value="59652" calcext:value-type="float">
            <text:p>596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9875" calcext:value-type="float">
            <text:p>169875</text:p>
          </table:table-cell>
          <table:table-cell table:formula="of:=SUM([.B$1:.B13])" office:value-type="float" office:value="229527" calcext:value-type="float">
            <text:p>2295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643" calcext:value-type="float">
            <text:p>16643</text:p>
          </table:table-cell>
          <table:table-cell table:formula="of:=SUM([.B$1:.B14])" office:value-type="float" office:value="246170" calcext:value-type="float">
            <text:p>2461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4787" calcext:value-type="float">
            <text:p>114787</text:p>
          </table:table-cell>
          <table:table-cell table:formula="of:=SUM([.B$1:.B15])" office:value-type="float" office:value="360957" calcext:value-type="float">
            <text:p>3609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9692" calcext:value-type="float">
            <text:p>139692</text:p>
          </table:table-cell>
          <table:table-cell table:formula="of:=SUM([.B$1:.B16])" office:value-type="float" office:value="500649" calcext:value-type="float">
            <text:p>5006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8620" calcext:value-type="float">
            <text:p>138620</text:p>
          </table:table-cell>
          <table:table-cell table:formula="of:=SUM([.B$1:.B17])" office:value-type="float" office:value="639269" calcext:value-type="float">
            <text:p>6392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188" calcext:value-type="float">
            <text:p>7188</text:p>
          </table:table-cell>
          <table:table-cell table:formula="of:=SUM([.B$1:.B18])" office:value-type="float" office:value="646457" calcext:value-type="float">
            <text:p>6464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3428" calcext:value-type="float">
            <text:p>183428</text:p>
          </table:table-cell>
          <table:table-cell table:formula="of:=SUM([.B$1:.B19])" office:value-type="float" office:value="829885" calcext:value-type="float">
            <text:p>8298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016" calcext:value-type="float">
            <text:p>27016</text:p>
          </table:table-cell>
          <table:table-cell table:formula="of:=SUM([.B$1:.B20])" office:value-type="float" office:value="856901" calcext:value-type="float">
            <text:p>8569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030" calcext:value-type="float">
            <text:p>41030</text:p>
          </table:table-cell>
          <table:table-cell table:formula="of:=SUM([.B$1:.B21])" office:value-type="float" office:value="897931" calcext:value-type="float">
            <text:p>8979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615" calcext:value-type="float">
            <text:p>48615</text:p>
          </table:table-cell>
          <table:table-cell table:formula="of:=SUM([.B$1:.B22])" office:value-type="float" office:value="946546" calcext:value-type="float">
            <text:p>94654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285" calcext:value-type="float">
            <text:p>26285</text:p>
          </table:table-cell>
          <table:table-cell table:formula="of:=SUM([.B$1:.B23])" office:value-type="float" office:value="972831" calcext:value-type="float">
            <text:p>97283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36" calcext:value-type="float">
            <text:p>1036</text:p>
          </table:table-cell>
          <table:table-cell table:formula="of:=SUM([.B$1:.B24])" office:value-type="float" office:value="973867" calcext:value-type="float">
            <text:p>9738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639" calcext:value-type="float">
            <text:p>18639</text:p>
          </table:table-cell>
          <table:table-cell table:formula="of:=SUM([.B$1:.B25])" office:value-type="float" office:value="992506" calcext:value-type="float">
            <text:p>9925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30" calcext:value-type="float">
            <text:p>3530</text:p>
          </table:table-cell>
          <table:table-cell table:formula="of:=SUM([.B$1:.B26])" office:value-type="float" office:value="996036" calcext:value-type="float">
            <text:p>9960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69" calcext:value-type="float">
            <text:p>669</text:p>
          </table:table-cell>
          <table:table-cell table:formula="of:=SUM([.B$1:.B27])" office:value-type="float" office:value="996705" calcext:value-type="float">
            <text:p>9967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17" calcext:value-type="float">
            <text:p>2517</text:p>
          </table:table-cell>
          <table:table-cell table:formula="of:=SUM([.B$1:.B28])" office:value-type="float" office:value="999222" calcext:value-type="float">
            <text:p>9992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5" calcext:value-type="float">
            <text:p>345</text:p>
          </table:table-cell>
          <table:table-cell table:formula="of:=SUM([.B$1:.B29])" office:value-type="float" office:value="999567" calcext:value-type="float">
            <text:p>9995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SUM([.B$1:.B30])" office:value-type="float" office:value="999569" calcext:value-type="float">
            <text:p>9995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9" calcext:value-type="float">
            <text:p>379</text:p>
          </table:table-cell>
          <table:table-cell table:formula="of:=SUM([.B$1:.B31])" office:value-type="float" office:value="999948" calcext:value-type="float">
            <text:p>9999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formula="of:=SUM([.B$1:.B32])" office:value-type="float" office:value="999971" calcext:value-type="float">
            <text:p>9999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SUM([.B$1:.B33])" office:value-type="float" office:value="999973" calcext:value-type="float">
            <text:p>9999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formula="of:=SUM([.B$1:.B34])" office:value-type="float" office:value="999998" calcext:value-type="float">
            <text:p>99999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B$1:.B35])" office:value-type="float" office:value="999998" calcext:value-type="float">
            <text:p>99999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SUM([.B$1:.B36])" office:value-type="float" office:value="999998" calcext:value-type="float">
            <text:p>99999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formula="of:=SUM([.B$1:.B37])"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B$1:.B38])" office:value-type="float" office:value="1000000" calcext:value-type="float">
            <text:p>1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MY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MY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3">00/00/0000</text:date>, <text:time style:data-style-name="N2" text:time-value="04:28:58.5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2T13:47:44.037000000</meta:creation-date>
    <dc:date>2026-04-03T04:29:44.310000000</dc:date>
    <meta:editing-duration>PT7M23S</meta:editing-duration>
    <meta:editing-cycles>3</meta:editing-cycles>
    <meta:generator>LibreOffice/7.3.2.2$Windows_X86_64 LibreOffice_project/49f2b1bff42cfccbd8f788c8dc32c1c309559be0</meta:generator>
    <meta:document-statistic meta:table-count="1" meta:cell-count="114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445cm" svg:height="12.625cm" xlink:href=".." xlink:type="simple" chart:class="chart:bar" chart:style-name="ch1">
        <chart:legend chart:legend-position="end" svg:x="20.182cm" svg:y="6.013cm" style:legend-expansion="high" chart:style-name="ch2"/>
        <chart:plot-area chart:style-name="ch3" table:cell-range-address="Sheet1.A1:Sheet1.B38" chart:data-source-has-labels="column" svg:x="0.448cm" svg:y="0.252cm" svg:width="19.286cm" svg:height="12.121cm">
          <chart:coordinate-region svg:x="1.81cm" svg:y="0.451cm" svg:width="17.924cm" svg:height="11.275cm"/>
          <chart:axis chart:dimension="x" chart:name="primary-x" chart:style-name="ch4" chartooo:axis-type="auto">
            <chartooo:date-scale/>
            <chart:categories table:cell-range-address="Sheet1.A1:Sheet1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38" chart:class="chart:bar">
            <chart:data-point chart:repeated="3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1:Sheet1.A38</svg:desc>
                </draw:g>
              </table:table-cell>
              <table:table-cell office:value-type="float" office:value="0">
                <text:p>0</text:p>
                <draw:g>
                  <svg:desc>Sheet1.B1:Sheet1.B3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944">
                <text:p>194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309">
                <text:p>330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7147">
                <text:p>2714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225">
                <text:p>2622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69875">
                <text:p>16987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6643">
                <text:p>1664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4787">
                <text:p>11478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9692">
                <text:p>13969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38620">
                <text:p>13862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7188">
                <text:p>718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3428">
                <text:p>18342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7016">
                <text:p>270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1030">
                <text:p>4103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8615">
                <text:p>4861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6285">
                <text:p>2628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8639">
                <text:p>1863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517">
                <text:p>251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